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0.564cm" fo:min-width="3.814cm"/>
    </style:style>
    <style:style style:name="gr2" style:family="graphic" style:parent-style-name="standard">
      <style:graphic-properties draw:fill="solid" draw:fill-color="#ffe5ca" draw:textarea-horizontal-align="justify" draw:textarea-vertical-align="middle" draw:auto-grow-height="false" fo:min-height="0.508cm" fo:min-width="3.81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0.85cm"/>
    </style:style>
    <style:style style:name="gr4" style:family="graphic" style:parent-style-name="standard">
      <style:graphic-properties draw:fill="solid" draw:fill-color="#ffe5ca" draw:textarea-horizontal-align="justify" draw:textarea-vertical-align="middle" draw:auto-grow-height="false" fo:min-height="0.564cm" fo:min-width="3.814cm"/>
    </style:style>
    <style:style style:name="gr5" style:family="graphic" style:parent-style-name="standard">
      <style:graphic-properties draw:fill="solid" draw:fill-color="#ffe5ca" draw:textarea-horizontal-align="justify" draw:textarea-vertical-align="middle" draw:auto-grow-height="false" fo:min-height="0.472cm" fo:min-width="3.822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0.85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3.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57cm" fo:min-width="3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0.9cm" fo:min-width="0.9cm"/>
    </style:style>
    <style:style style:name="gr14" style:family="graphic" style:parent-style-name="standard">
      <style:graphic-properties draw:fill="solid" draw:fill-color="#fffbcc" draw:textarea-horizontal-align="justify" draw:textarea-vertical-align="middle" draw:auto-grow-height="false" fo:min-height="0.472cm" fo:min-width="3.8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 style:list-style-name="L1">
      <style:graphic-properties draw:fill="solid" draw:fill-color="#fffbcc" draw:textarea-horizontal-align="justify" draw:textarea-vertical-align="middle" draw:auto-grow-height="false" fo:min-height="0.654cm" fo:min-width="6.404cm"/>
    </style:style>
    <style:style style:name="gr17" style:family="graphic" style:parent-style-name="standard">
      <style:graphic-properties draw:fill="solid" draw:fill-color="#ffe5ca" draw:textarea-horizontal-align="justify" draw:textarea-vertical-align="middle" draw:auto-grow-height="false" fo:min-height="0.564cm" fo:min-width="6.4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023cm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9pt" style:font-size-asian="8pt" style:font-size-complex="8pt"/>
    </style:style>
    <style:style style:name="P2" style:family="paragraph">
      <loext:graphic-properties draw:fill="solid" draw:fill-color="#fffbcc"/>
      <style:paragraph-properties fo:text-align="center"/>
      <style:text-properties fo:font-size="9pt" style:font-size-asian="8pt" style:font-size-complex="8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ffe5ca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eeeeee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8pt" style:font-size-asian="9pt" style:font-size-complex="9pt"/>
    </style:style>
    <style:style style:name="P7" style:family="paragraph">
      <loext:graphic-properties draw:fill="solid" draw:fill-color="#ffe5ca"/>
      <style:paragraph-properties fo:text-align="center"/>
      <style:text-properties fo:font-size="8pt" style:font-size-asian="9pt" style:font-size-complex="9pt"/>
    </style:style>
    <style:style style:name="P8" style:family="paragraph">
      <loext:graphic-properties draw:fill="solid" draw:fill-color="#eeeeee"/>
      <style:paragraph-properties fo:text-align="center"/>
      <style:text-properties fo:font-size="8pt" style:font-size-asian="9pt" style:font-size-complex="9pt"/>
    </style:style>
    <style:style style:name="P9" style:family="paragraph">
      <loext:graphic-properties draw:fill="solid" draw:fill-color="#fffbcc"/>
      <style:paragraph-properties fo:text-align="center"/>
      <style:text-properties fo:font-size="8pt" style:font-size-asian="9pt" style:font-size-complex="9pt"/>
    </style:style>
    <style:style style:name="P10" style:family="paragraph">
      <loext:graphic-properties draw:fill="solid" draw:fill-color="#ffffff"/>
      <style:paragraph-properties fo:text-align="center"/>
      <style:text-properties fo:font-size="8pt" style:font-size-asian="9pt" style:font-size-complex="9pt"/>
    </style:style>
    <style:style style:name="P11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center"/>
      <style:text-properties fo:font-size="9pt"/>
    </style:style>
    <style:style style:name="P15" style:family="paragraph">
      <loext:graphic-properties draw:fill="none"/>
      <style:paragraph-properties fo:text-align="center"/>
      <style:text-properties fo:font-size="8pt"/>
    </style:style>
    <style:style style:name="P16" style:family="paragraph">
      <loext:graphic-properties draw:fill="none" draw:fill-color="#ffffff"/>
      <style:paragraph-properties fo:text-align="center"/>
      <style:text-properties fo:font-size="9pt" style:font-size-asian="8pt" style:font-size-complex="8pt"/>
    </style:style>
    <style:style style:name="P17" style:family="paragraph">
      <loext:graphic-properties draw:fill="solid" draw:fill-color="#ffe5ca"/>
      <style:paragraph-properties fo:text-align="center"/>
      <style:text-properties fo:font-size="9pt" style:font-size-asian="8pt" style:font-size-complex="8pt"/>
    </style:style>
    <style:style style:name="P18" style:family="paragraph">
      <loext:graphic-properties draw:fill="solid" draw:fill-color="#eeeeee"/>
      <style:paragraph-properties fo:text-align="center"/>
      <style:text-properties fo:font-size="9pt" style:font-size-asian="8pt" style:font-size-complex="8pt"/>
    </style:style>
    <style:style style:name="P19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solid" draw:fill-color="#fffbcc"/>
      <style:paragraph-properties fo:text-align="center"/>
      <style:text-properties fo:font-size="9pt" style:font-size-asian="9pt" style:font-size-complex="9pt"/>
    </style:style>
    <style:style style:name="P21" style:family="paragraph"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9pt" style:font-size-complex="9pt"/>
    </style:style>
    <style:style style:name="P24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/>
      <style:text-properties fo:font-size="8pt" style:font-size-asian="9pt" style:font-size-complex="9pt"/>
    </style:style>
    <style:style style:name="P25" style:family="paragraph">
      <style:text-properties fo:font-size="8pt" fo:font-weight="bold" style:font-size-asian="11pt" style:font-weight-asian="bold" style:font-size-complex="11pt" style:font-weight-complex="bold"/>
    </style:style>
    <style:style style:name="P26" style:family="paragraph">
      <loext:graphic-properties draw:fill="none" draw:fill-color="#ffffff"/>
      <style:text-properties fo:font-size="8pt" fo:font-weight="bold" style:font-size-asian="11pt" style:font-weight-asian="bold" style:font-size-complex="11pt" style:font-weight-complex="bold"/>
    </style:style>
    <style:style style:name="P27" style:family="paragraph">
      <loext:graphic-properties draw:fill-color="#ffffff"/>
    </style:style>
    <style:style style:name="T1" style:family="text">
      <style:text-properties style:font-size-asian="8pt" style:font-size-complex="8pt"/>
    </style:style>
    <style:style style:name="T2" style:family="text">
      <style:text-properties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normal" style:font-size-asian="11pt" style:font-weight-asian="normal" style:font-size-complex="11pt" style:font-weight-complex="normal"/>
    </style:style>
    <style:style style:name="T10" style:family="text">
      <style:text-properties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2" draw:id="id12" draw:layer="layout" svg:width="4.4cm" svg:height="0.9cm" svg:x="2.2cm" svg:y="3.4cm">
          <text:p text:style-name="P1"><text:span text:style-name="T1">preExecu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4cm" svg:height="0.84cm" svg:x="2.2cm" svg:y="11.7cm">
          <text:p text:style-name="P3"><text:span text:style-name="T2">checkPrecondi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2.7cm" svg:height="2.2cm" svg:x="3.065cm" svg:y="13.6cm">
          <text:p text:style-name="P3"><text:span text:style-name="T2">precondition</text:span></text:p>
          <text:p text:style-name="P3"><text:span text:style-name="T2">met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7" xml:id="id5" draw:id="id5" draw:layer="layout" svg:width="4.4cm" svg:height="0.9cm" svg:x="2.2cm" svg:y="16.9cm">
          <text:p text:style-name="P6"><text:span text:style-name="T2">inputChang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4.4cm" svg:height="0.8cm" svg:x="2.2cm" svg:y="18.6cm">
          <text:p text:style-name="P6"><text:span text:style-name="T2">outputExis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2.7cm" svg:height="2.4cm" svg:x="3.044cm" svg:y="20.3cm">
          <text:p text:style-name="P6"><text:span text:style-name="T2">!inputChanged &amp;&amp;</text:span></text:p>
          <text:p text:style-name="P6"><text:span text:style-name="T2">outputExist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7" xml:id="id1" draw:id="id1" draw:layer="layout" svg:width="4.4cm" svg:height="0.9cm" svg:x="2.2cm" svg:y="24.4cm">
          <text:p text:style-name="P6"><text:span text:style-name="T2">execu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xml:id="id8" draw:id="id8" draw:layer="layout" svg:width="4.4cm" svg:height="0.9cm" svg:x="2.2cm" svg:y="26.2cm">
          <text:p text:style-name="P6"><text:span text:style-name="T2">postExecu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xml:id="id9" draw:id="id9" draw:layer="layout" svg:width="4.4cm" svg:height="0.7cm" svg:x="2.2cm" svg:y="28.1cm">
          <text:p text:style-name="P6"><text:span text:style-name="T2">O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6" draw:id="id16" draw:layer="layout" svg:width="4.4cm" svg:height="1cm" svg:x="9.7cm" svg:y="22.6cm">
          <text:p text:style-name="P6"><text:span text:style-name="T2">OK</text:span></text:p>
          <text:p text:style-name="P6"><text:span text:style-name="T2">UP-TO-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2" draw:id="id2" draw:layer="layout" svg:width="4.4cm" svg:height="0.907cm" svg:x="14.8cm" svg:y="5.2cm">
          <text:p text:style-name="P3"><text:span text:style-name="T3">F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4.6cm" svg:height="0.963cm" svg:x="9.2cm" svg:y="11.62cm">
          <draw:text-box>
            <text:p text:style-name="P12"><text:span text:style-name="T4">RuntimeException</text:span></text:p>
          </draw:text-box>
        </draw:frame>
        <draw:connector draw:style-name="gr11" draw:text-style-name="P14" draw:layer="layout" svg:x1="6.6cm" svg:y1="24.85cm" svg:x2="17cm" svg:y2="6.107cm" draw:start-shape="id1" draw:start-glue-point="1" draw:end-shape="id2" draw:end-glue-point="2" svg:d="M6600 24850h10400v-18743" svg:viewBox="0 0 10401 18744">
          <text:p/>
        </draw:connector>
        <draw:connector draw:style-name="gr11" draw:text-style-name="P14" draw:layer="layout" svg:x1="4.4cm" svg:y1="12.54cm" svg:x2="4.415cm" svg:y2="13.6cm" draw:start-shape="id3" draw:start-glue-point="2" draw:end-shape="id4" draw:end-glue-point="4" svg:d="M4400 12540v531h15v529" svg:viewBox="0 0 16 1061">
          <text:p/>
        </draw:connector>
        <draw:connector draw:style-name="gr11" draw:text-style-name="P14" draw:layer="layout" svg:x1="4.415cm" svg:y1="15.8cm" svg:x2="4.4cm" svg:y2="16.9cm" draw:start-shape="id4" draw:start-glue-point="6" draw:end-shape="id5" draw:end-glue-point="0" svg:d="M4415 15800v551h-15v549" svg:viewBox="0 0 16 1101">
          <text:p/>
        </draw:connector>
        <draw:connector draw:style-name="gr11" draw:text-style-name="P15" draw:layer="layout" svg:x1="4.4cm" svg:y1="17.8cm" svg:x2="4.4cm" svg:y2="18.6cm" draw:start-shape="id5" draw:start-glue-point="2" draw:end-shape="id6" draw:end-glue-point="0" svg:d="M4400 17800v800" svg:viewBox="0 0 1 801">
          <text:p/>
        </draw:connector>
        <draw:connector draw:style-name="gr11" draw:text-style-name="P15" draw:layer="layout" svg:x1="4.4cm" svg:y1="19.4cm" svg:x2="4.394cm" svg:y2="20.3cm" draw:start-shape="id6" draw:start-glue-point="2" draw:end-shape="id7" draw:end-glue-point="4" svg:d="M4400 19400v451h-6v449" svg:viewBox="0 0 7 901">
          <text:p/>
        </draw:connector>
        <draw:connector draw:style-name="gr11" draw:text-style-name="P15" draw:layer="layout" svg:x1="4.394cm" svg:y1="22.7cm" svg:x2="4.4cm" svg:y2="24.4cm" draw:start-shape="id7" draw:start-glue-point="6" draw:end-shape="id1" draw:end-glue-point="0" svg:d="M4394 22700v851h6v849" svg:viewBox="0 0 7 1701">
          <text:p/>
        </draw:connector>
        <draw:connector draw:style-name="gr11" draw:text-style-name="P15" draw:layer="layout" svg:x1="4.4cm" svg:y1="25.3cm" svg:x2="4.4cm" svg:y2="26.2cm" draw:start-shape="id1" draw:start-glue-point="2" draw:end-shape="id8" draw:end-glue-point="0" svg:d="M4400 25300v900" svg:viewBox="0 0 1 901">
          <text:p/>
        </draw:connector>
        <draw:connector draw:style-name="gr11" draw:text-style-name="P15" draw:layer="layout" svg:x1="4.4cm" svg:y1="27.1cm" svg:x2="4.4cm" svg:y2="28.1cm" draw:start-shape="id8" draw:start-glue-point="2" draw:end-shape="id9" draw:end-glue-point="0" svg:d="M4400 27100v1000" svg:viewBox="0 0 1 1001">
          <text:p/>
        </draw:connector>
        <draw:frame draw:style-name="gr10" draw:text-style-name="P16" draw:layer="layout" svg:width="1.64cm" svg:height="0.963cm" svg:x="4.2cm" svg:y="16.2cm">
          <draw:text-box>
            <text:p text:style-name="P1"><text:span text:style-name="T1">yes</text:span></text:p>
            <text:p text:style-name="P1"><text:span text:style-name="T1"/></text:p>
          </draw:text-box>
        </draw:frame>
        <draw:frame draw:style-name="gr12" draw:text-style-name="P13" draw:layer="layout" svg:width="4.6cm" svg:height="0.887cm" svg:x="5.6cm" svg:y="16.813cm">
          <draw:text-box>
            <text:p text:style-name="P12"><text:span text:style-name="T1">RuntimeException</text:span></text:p>
          </draw:text-box>
        </draw:frame>
        <draw:frame draw:style-name="gr12" draw:text-style-name="P13" draw:layer="layout" svg:width="4.6cm" svg:height="0.887cm" svg:x="5.6cm" svg:y="18.48cm">
          <draw:text-box>
            <text:p text:style-name="P12"><text:span text:style-name="T1">RuntimeException</text:span></text:p>
          </draw:text-box>
        </draw:frame>
        <draw:frame draw:style-name="gr12" draw:text-style-name="P13" draw:layer="layout" svg:width="4.6cm" svg:height="0.887cm" svg:x="6.5cm" svg:y="24.001cm">
          <draw:text-box>
            <text:p text:style-name="P12"><text:span text:style-name="T1">TaskExecutionException</text:span></text:p>
            <text:p text:style-name="P12"><text:span text:style-name="T1">RuntimeException</text:span></text:p>
          </draw:text-box>
        </draw:frame>
        <draw:frame draw:style-name="gr12" draw:text-style-name="P13" draw:layer="layout" svg:width="1.64cm" svg:height="0.887cm" svg:x="6.7cm" svg:y="21.001cm">
          <draw:text-box>
            <text:p text:style-name="P12"><text:span text:style-name="T1">yes</text:span></text:p>
            <text:p text:style-name="P12"><text:span text:style-name="T1"/></text:p>
          </draw:text-box>
        </draw:frame>
        <draw:frame draw:style-name="gr12" draw:text-style-name="P13" draw:layer="layout" svg:width="1.64cm" svg:height="0.887cm" svg:x="3.86cm" svg:y="23.201cm">
          <draw:text-box>
            <text:p text:style-name="P12"><text:span text:style-name="T1">no</text:span></text:p>
            <text:p text:style-name="P12"><text:span text:style-name="T1"/></text:p>
          </draw:text-box>
        </draw:frame>
        <draw:custom-shape draw:style-name="gr4" draw:text-style-name="P17" xml:id="id10" draw:id="id10" draw:layer="layout" svg:width="4.4cm" svg:height="0.9cm" svg:x="2.201cm" svg:y="5.2cm">
          <text:p text:style-name="P1"><text:span text:style-name="T1">ski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xml:id="id11" draw:id="id11" draw:layer="layout" svg:width="2.8cm" svg:height="2.3cm" svg:x="3cm" svg:y="7.062cm">
          <text:p text:style-name="P1"><text:span text:style-name="T1">ski</text:span><text:span text:style-name="T1">p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14" draw:layer="layout" svg:x1="6.6cm" svg:y1="12.12cm" svg:x2="17cm" svg:y2="6.107cm" draw:start-shape="id3" draw:start-glue-point="1" draw:end-shape="id2" draw:end-glue-point="2" svg:d="M6600 12120h10400v-6013" svg:viewBox="0 0 10401 6014">
          <text:p/>
        </draw:connector>
        <draw:connector draw:style-name="gr11" draw:text-style-name="P14" draw:layer="layout" svg:x1="6.601cm" svg:y1="5.65cm" svg:x2="14.8cm" svg:y2="5.646cm" draw:start-shape="id10" draw:start-glue-point="1" svg:d="M6601 5650h4351v-4h3848" svg:viewBox="0 0 8200 5">
          <text:p/>
        </draw:connector>
        <draw:connector draw:style-name="gr11" draw:text-style-name="P14" draw:layer="layout" svg:x1="4.4cm" svg:y1="9.362cm" svg:x2="4.4cm" svg:y2="11.7cm" draw:start-shape="id11" draw:start-glue-point="6" draw:end-shape="id3" draw:end-glue-point="0" svg:d="M4400 9362v2338" svg:viewBox="0 0 1 2339">
          <text:p/>
        </draw:connector>
        <draw:connector draw:style-name="gr11" draw:text-style-name="P14" draw:layer="layout" svg:x1="4.401cm" svg:y1="6.1cm" svg:x2="4.4cm" svg:y2="7.062cm" draw:start-shape="id10" draw:start-glue-point="2" draw:end-shape="id11" draw:end-glue-point="4" svg:d="M4401 6100v482h-1v480" svg:viewBox="0 0 2 963">
          <text:p/>
        </draw:connector>
        <draw:connector draw:style-name="gr11" draw:text-style-name="P14" draw:layer="layout" svg:x1="4.4cm" svg:y1="4.3cm" svg:x2="4.401cm" svg:y2="5.2cm" draw:start-shape="id12" draw:start-glue-point="2" draw:end-shape="id10" draw:end-glue-point="0" svg:d="M4400 4300v451h1v449" svg:viewBox="0 0 2 901">
          <text:p/>
        </draw:connector>
        <draw:frame draw:style-name="gr10" draw:text-style-name="P13" draw:layer="layout" svg:width="4.6cm" svg:height="0.963cm" svg:x="8.6cm" svg:y="5.041cm">
          <draw:text-box>
            <text:p text:style-name="P12"><text:span text:style-name="T4">Ru</text:span><text:span text:style-name="T4">nti</text:span><text:span text:style-name="T4">me</text:span><text:span text:style-name="T4">Ex</text:span><text:span text:style-name="T4">cep</text:span><text:span text:style-name="T4">tion</text:span></text:p>
          </draw:text-box>
        </draw:frame>
        <draw:connector draw:style-name="gr11" draw:text-style-name="P14" draw:layer="layout" svg:x1="5.8cm" svg:y1="8.212cm" svg:x2="9.4cm" svg:y2="8.2cm" draw:start-shape="id11" draw:start-glue-point="7" draw:end-shape="id13" draw:end-glue-point="3" svg:d="M5800 8212h1801v-12h1799" svg:viewBox="0 0 3601 13">
          <text:p/>
        </draw:connector>
        <draw:custom-shape draw:style-name="gr8" draw:text-style-name="P19" xml:id="id14" draw:id="id14" draw:layer="layout" svg:width="4.4cm" svg:height="1cm" svg:x="9.401cm" svg:y="9.8cm">
          <text:p text:style-name="P12"><text:span text:style-name="T4">OK</text:span></text:p>
          <text:p text:style-name="P12"><text:span text:style-name="T4">SKI</text:span><text:span text:style-name="T4">PP</text:span><text:span text:style-name="T4">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0" xml:id="id13" draw:id="id13" draw:layer="layout" svg:width="4.4cm" svg:height="0.8cm" svg:x="9.4cm" svg:y="7.8cm">
          <text:p text:style-name="P3"><text:span text:style-name="T3">skipExecu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svg:x1="11.6cm" svg:y1="8.6cm" svg:x2="11.601cm" svg:y2="9.8cm" draw:start-shape="id13" draw:start-glue-point="2" draw:end-shape="id14" draw:end-glue-point="0" svg:d="M11600 8600v601h1v599" svg:viewBox="0 0 2 1201">
          <text:p/>
        </draw:connector>
        <draw:custom-shape draw:style-name="gr14" draw:text-style-name="P9" xml:id="id15" draw:id="id15" draw:layer="layout" svg:width="4.4cm" svg:height="0.8cm" svg:x="9.7cm" svg:y="21.1cm">
          <text:p text:style-name="P6"><text:span text:style-name="T2">upToDateExecu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5" draw:layer="layout" svg:x1="5.744cm" svg:y1="21.5cm" svg:x2="9.7cm" svg:y2="21.5cm" draw:start-shape="id7" draw:start-glue-point="7" draw:end-shape="id15" draw:end-glue-point="3" svg:d="M5744 21500h3956" svg:viewBox="0 0 3957 1">
          <text:p/>
        </draw:connector>
        <draw:connector draw:style-name="gr11" draw:text-style-name="P15" draw:layer="layout" svg:x1="11.9cm" svg:y1="21.9cm" svg:x2="11.9cm" svg:y2="22.6cm" draw:start-shape="id15" draw:start-glue-point="2" draw:end-shape="id16" draw:end-glue-point="0" svg:d="M11900 21900v700" svg:viewBox="0 0 1 701">
          <text:p/>
        </draw:connector>
        <draw:frame draw:style-name="gr15" draw:text-style-name="P22" draw:layer="layout" svg:width="7.2cm" svg:height="1.673cm" svg:x="2.1cm" svg:y="0.8cm">
          <draw:text-box>
            <text:p text:style-name="P21"><text:span text:style-name="T5">ta</text:span><text:span text:style-name="T5">sk </text:span><text:span text:style-name="T5">ex</text:span><text:span text:style-name="T5">ec</text:span><text:span text:style-name="T5">ut</text:span><text:span text:style-name="T5">io</text:span><text:span text:style-name="T5">n </text:span><text:span text:style-name="T5">ru</text:span><text:span text:style-name="T5">n</text:span><text:span text:style-name="T5">d</text:span><text:span text:style-name="T5">o</text:span><text:span text:style-name="T5">w</text:span><text:span text:style-name="T5">n</text:span></text:p>
            <text:p text:style-name="P21"><text:span text:style-name="T6">git</text:span><text:span text:style-name="T6">hu</text:span><text:span text:style-name="T6">b.</text:span><text:span text:style-name="T6">co</text:span><text:span text:style-name="T6">m/</text:span><text:span text:style-name="T6">art</text:span><text:span text:style-name="T6">hu</text:span><text:span text:style-name="T6">rpi</text:span><text:span text:style-name="T6">ch</text:span><text:span text:style-name="T6">t/</text:span><text:span text:style-name="T6">ta</text:span><text:span text:style-name="T6">sk</text:span><text:span text:style-name="T6">R</text:span><text:span text:style-name="T6">un</text:span><text:span text:style-name="T6">ne</text:span><text:span text:style-name="T6">r</text:span></text:p>
            <text:p text:style-name="P21"><text:span text:style-name="T7"/></text:p>
          </draw:text-box>
        </draw:frame>
        <draw:custom-shape draw:style-name="gr16" draw:text-style-name="P24" draw:layer="layout" svg:width="7cm" svg:height="1cm" svg:x="11.7cm" svg:y="26.7cm">
          <text:p text:style-name="P23"><text:span text:style-name="T8">callback specified by Task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7cm" svg:height="0.9cm" svg:x="11.7cm" svg:y="28cm">
          <text:p text:style-name="P6"><text:span text:style-name="T2">call</text:span><text:span text:style-name="T2">bac</text:span><text:span text:style-name="T2">k </text:span><text:span text:style-name="T2">spe</text:span><text:span text:style-name="T2">cifi</text:span><text:span text:style-name="T2">ed </text:span><text:span text:style-name="T2">by </text:span><text:span text:style-name="T2">Tas</text:span><text:span text:style-name="T2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draw:layer="layout" svg:width="7.2cm" svg:height="0.887cm" svg:x="11.5cm" svg:y="25.885cm">
          <draw:text-box>
            <text:p text:style-name="P25"><text:span text:style-name="T9">legend:</text:span></text:p>
            <text:p text:style-name="P25"><text:span text:style-name="T10"/></text:p>
          </draw:text-box>
        </draw:frame>
        <draw:custom-shape draw:style-name="gr14" draw:text-style-name="P20" xml:id="id17" draw:id="id17" draw:layer="layout" svg:width="4.4cm" svg:height="0.8cm" svg:x="9.6cm" svg:y="14.302cm">
          <text:p text:style-name="P3"><text:span text:style-name="T2">failByTaskPrecondi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4" draw:layer="layout" svg:x1="5.765cm" svg:y1="14.7cm" svg:x2="9.6cm" svg:y2="14.702cm" draw:start-shape="id4" draw:end-shape="id17" draw:end-glue-point="3" svg:d="M5765 14700h1918v2h1917" svg:viewBox="0 0 3836 3">
          <text:p/>
        </draw:connector>
        <draw:connector draw:style-name="gr11" draw:text-style-name="P14" draw:layer="layout" svg:x1="14cm" svg:y1="14.702cm" svg:x2="17cm" svg:y2="6.107cm" draw:start-shape="id17" draw:start-glue-point="1" draw:end-shape="id2" draw:end-glue-point="2" svg:d="M14000 14702h3000v-8595" svg:viewBox="0 0 3001 8596">
          <text:p/>
        </draw:connector>
        <draw:frame draw:style-name="gr10" draw:text-style-name="P13" draw:layer="layout" svg:width="4.6cm" svg:height="0.963cm" svg:x="5.4cm" svg:y="13.8cm">
          <draw:text-box>
            <text:p text:style-name="P12"><text:span text:style-name="T4">no </text:span></text:p>
            <text:p text:style-name="P12"><text:span text:style-name="T4">TaskPreconditionException)</text:span></text:p>
          </draw:text-box>
        </draw:frame>
        <draw:custom-shape draw:style-name="gr14" draw:text-style-name="P9" xml:id="id18" draw:id="id18" draw:layer="layout" svg:width="4.4cm" svg:height="0.8cm" svg:x="9.6cm" svg:y="16.956cm">
          <text:p text:style-name="P6"><text:span text:style-name="T2">failByRuntimeExcep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5" draw:layer="layout" svg:x1="6.6cm" svg:y1="17.35cm" svg:x2="9.6cm" svg:y2="17.356cm" draw:start-shape="id5" draw:end-shape="id18" draw:end-glue-point="3" svg:d="M6600 17350h1501v6h1499" svg:viewBox="0 0 3001 7">
          <text:p/>
        </draw:connector>
        <draw:connector draw:style-name="gr11" draw:text-style-name="P14" draw:layer="layout" svg:x1="14cm" svg:y1="17.356cm" svg:x2="17cm" svg:y2="6.107cm" draw:start-shape="id18" draw:start-glue-point="1" draw:end-shape="id2" draw:end-glue-point="2" svg:d="M14000 17356h3000v-11249" svg:viewBox="0 0 3001 11250">
          <text:p/>
        </draw:connector>
        <draw:custom-shape draw:style-name="gr14" draw:text-style-name="P9" xml:id="id19" draw:id="id19" draw:layer="layout" svg:width="4.4cm" svg:height="0.8cm" svg:x="9.601cm" svg:y="18.595cm">
          <text:p text:style-name="P6"><text:span text:style-name="T2">failByRuntimeExcep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5" draw:layer="layout" svg:x1="6.6cm" svg:y1="19cm" svg:x2="9.601cm" svg:y2="18.995cm" draw:start-shape="id6" draw:start-glue-point="1" draw:end-shape="id19" draw:end-glue-point="3" svg:d="M6600 19000h1501v-5h1500" svg:viewBox="0 0 3002 6">
          <text:p/>
        </draw:connector>
        <draw:connector draw:style-name="gr11" draw:text-style-name="P14" draw:layer="layout" svg:x1="14.001cm" svg:y1="18.995cm" svg:x2="17cm" svg:y2="6.107cm" draw:start-shape="id19" draw:start-glue-point="1" draw:end-shape="id2" draw:end-glue-point="2" svg:d="M14001 18995h2999v-12888" svg:viewBox="0 0 3000 12889">
          <text:p/>
        </draw:connector>
        <draw:connector draw:style-name="gr11" draw:text-style-name="P14" draw:layer="layout" svg:x1="13.8cm" svg:y1="8.2cm" svg:x2="17cm" svg:y2="6.107cm" draw:start-shape="id13" draw:start-glue-point="1" draw:end-shape="id2" draw:end-glue-point="2" svg:d="M13800 8200h3200v-2093" svg:viewBox="0 0 3201 2094">
          <text:p/>
        </draw:connector>
        <draw:frame draw:style-name="gr12" draw:text-style-name="P13" draw:layer="layout" svg:width="4.6cm" svg:height="0.887cm" svg:x="13cm" svg:y="7.713cm">
          <draw:text-box>
            <text:p text:style-name="P12"><text:span text:style-name="T4">RuntimeException</text:span></text:p>
          </draw:text-box>
        </draw:frame>
        <draw:connector draw:style-name="gr11" draw:text-style-name="P14" draw:layer="layout" svg:x1="14.1cm" svg:y1="21.5cm" svg:x2="17cm" svg:y2="6.107cm" draw:start-shape="id15" draw:start-glue-point="1" draw:end-shape="id2" draw:end-glue-point="2" svg:d="M14100 21500h2900v-15393" svg:viewBox="0 0 2901 15394">
          <text:p/>
        </draw:connector>
        <draw:frame draw:style-name="gr12" draw:text-style-name="P13" draw:layer="layout" svg:width="4.6cm" svg:height="0.887cm" svg:x="13.2cm" svg:y="21.014cm">
          <draw:text-box>
            <text:p text:style-name="P12"><text:span text:style-name="T1">RuntimeException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8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8T09:03:31.561567175</meta:creation-date>
    <dc:date>2022-03-28T14:42:31.934709354</dc:date>
    <meta:editing-duration>PT2H37M8S</meta:editing-duration>
    <meta:editing-cycles>20</meta:editing-cycles>
    <meta:generator>LibreOffice/6.0.7.3$Linux_X86_64 LibreOffice_project/00m0$Build-3</meta:generator>
    <meta:document-statistic meta:object-count="82"/>
  </office:meta>
</office:document-meta>
</file>